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7.51">
            <text:p>7.51</text:p>
          </table:table-cell>
          <table:table-cell table:formula="of:=[.B2]/[.C2]" office:value-type="float" office:value="133.155792276964">
            <text:p>133.1557922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7.86">
            <text:p>7.86</text:p>
          </table:table-cell>
          <table:table-cell table:formula="of:=[.B3]/[.C3]" office:value-type="float" office:value="127.226463104326">
            <text:p>127.2264631043</text:p>
          </table:table-cell>
        </table:table-row>
        <table:table-row table:style-name="ro1">
          <table:table-cell table:formula="of:=SUM([.A2:.A3])/2" office:value-type="float" office:value="10">
            <text:p>10</text:p>
          </table:table-cell>
          <table:table-cell table:formula="of:=SUM([.B2:.B3])/2" office:value-type="float" office:value="1000">
            <text:p>1000</text:p>
          </table:table-cell>
          <table:table-cell table:formula="of:=SUM([.C2:.C3])/2" office:value-type="float" office:value="7.685">
            <text:p>7.685</text:p>
          </table:table-cell>
          <table:table-cell table:formula="of:=SUM([.D2:.D3])/2" office:value-type="float" office:value="130.191127690645">
            <text:p>130.1911276906</text:p>
          </table:table-cell>
        </table:table-row>
        <table:table-row table:style-name="ro1">
          <table:table-cell table:formula="of:=STDEV([.A2:.A3])" office:value-type="float" office:value="0">
            <text:p>0</text:p>
          </table:table-cell>
          <table:table-cell table:formula="of:=STDEV([.B2:.B3])" office:value-type="float" office:value="0">
            <text:p>0</text:p>
          </table:table-cell>
          <table:table-cell table:formula="of:=STDEV([.C2:.C3])" office:value-type="float" office:value="0.247487373415292">
            <text:p>0.2474873734</text:p>
          </table:table-cell>
          <table:table-cell table:formula="of:=STDEV([.D2:.D3])" office:value-type="float" office:value="4.19266886585982">
            <text:p>4.1926688659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30.5">
            <text:p>30.5</text:p>
          </table:table-cell>
          <table:table-cell table:formula="of:=[.B7]/[.C7]" office:value-type="float" office:value="131.147540983607">
            <text:p>131.14754098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30.32">
            <text:p>30.32</text:p>
          </table:table-cell>
          <table:table-cell table:formula="of:=[.B8]/[.C8]" office:value-type="float" office:value="131.926121372032">
            <text:p>131.926121372</text:p>
          </table:table-cell>
        </table:table-row>
        <table:table-row table:style-name="ro1">
          <table:table-cell table:formula="of:=SUM([.A7:.A8])/2" office:value-type="float" office:value="40">
            <text:p>40</text:p>
          </table:table-cell>
          <table:table-cell table:formula="of:=SUM([.B7:.B8])/2" office:value-type="float" office:value="4000">
            <text:p>4000</text:p>
          </table:table-cell>
          <table:table-cell table:formula="of:=SUM([.C7:.C8])/2" office:value-type="float" office:value="30.41">
            <text:p>30.41</text:p>
          </table:table-cell>
          <table:table-cell table:formula="of:=SUM([.D7:.D8])/2" office:value-type="float" office:value="131.536831177819">
            <text:p>131.5368311778</text:p>
          </table:table-cell>
        </table:table-row>
        <table:table-row table:style-name="ro1">
          <table:table-cell table:formula="of:=STDEV([.A7:.A8])" office:value-type="float" office:value="0">
            <text:p>0</text:p>
          </table:table-cell>
          <table:table-cell table:formula="of:=STDEV([.B7:.B8])" office:value-type="float" office:value="0">
            <text:p>0</text:p>
          </table:table-cell>
          <table:table-cell table:formula="of:=STDEV([.C7:.C8])" office:value-type="float" office:value="0.127279220613578">
            <text:p>0.1272792206</text:p>
          </table:table-cell>
          <table:table-cell table:formula="of:=STDEV([.D7:.D8])" office:value-type="float" office:value="0.550539472354263">
            <text:p>0.5505394724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000">
            <text:p>16000</text:p>
          </table:table-cell>
          <table:table-cell office:value-type="float" office:value="182.15">
            <text:p>182.15</text:p>
          </table:table-cell>
          <table:table-cell table:formula="of:=[.B12]/[.C12]" office:value-type="float" office:value="87.839692561076">
            <text:p>87.839692561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000">
            <text:p>16000</text:p>
          </table:table-cell>
          <table:table-cell office:value-type="float" office:value="143.24">
            <text:p>143.24</text:p>
          </table:table-cell>
          <table:table-cell table:formula="of:=[.B13]/[.C13]" office:value-type="float" office:value="111.700642278693">
            <text:p>111.7006422787</text:p>
          </table:table-cell>
        </table:table-row>
        <table:table-row table:style-name="ro1">
          <table:table-cell table:formula="of:=SUM([.A12:.A13])/2" office:value-type="float" office:value="160">
            <text:p>160</text:p>
          </table:table-cell>
          <table:table-cell table:formula="of:=SUM([.B12:.B13])/2" office:value-type="float" office:value="16000">
            <text:p>16000</text:p>
          </table:table-cell>
          <table:table-cell table:formula="of:=SUM([.C12:.C13])/2" office:value-type="float" office:value="162.695">
            <text:p>162.695</text:p>
          </table:table-cell>
          <table:table-cell table:formula="of:=SUM([.D12:.D13])/2" office:value-type="float" office:value="99.7701674198846">
            <text:p>99.7701674199</text:p>
          </table:table-cell>
        </table:table-row>
        <table:table-row table:style-name="ro1">
          <table:table-cell table:formula="of:=STDEV([.A12:.A13])" office:value-type="float" office:value="0">
            <text:p>0</text:p>
          </table:table-cell>
          <table:table-cell table:formula="of:=STDEV([.B12:.B13])" office:value-type="float" office:value="0">
            <text:p>0</text:p>
          </table:table-cell>
          <table:table-cell table:formula="of:=STDEV([.C12:.C13])" office:value-type="float" office:value="27.5135248559686">
            <text:p>27.513524856</text:p>
          </table:table-cell>
          <table:table-cell table:formula="of:=STDEV([.D12:.D13])" office:value-type="float" office:value="16.8722393508783">
            <text:p>16.87223935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000">
            <text:p>64000</text:p>
          </table:table-cell>
          <table:table-cell office:value-type="float" office:value="501.52">
            <text:p>501.52</text:p>
          </table:table-cell>
          <table:table-cell table:formula="of:=[.B18]/[.C18]" office:value-type="float" office:value="127.612059339608">
            <text:p>127.612059339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000">
            <text:p>64000</text:p>
          </table:table-cell>
          <table:table-cell office:value-type="float" office:value="499.98">
            <text:p>499.98</text:p>
          </table:table-cell>
          <table:table-cell table:formula="of:=[.B19]/[.C19]" office:value-type="float" office:value="128.005120204808">
            <text:p>128.0051202048</text:p>
          </table:table-cell>
        </table:table-row>
        <table:table-row table:style-name="ro1">
          <table:table-cell table:formula="of:=SUM([.A18:.A19])/2" office:value-type="float" office:value="640">
            <text:p>640</text:p>
          </table:table-cell>
          <table:table-cell table:formula="of:=SUM([.B18:.B19])/2" office:value-type="float" office:value="64000">
            <text:p>64000</text:p>
          </table:table-cell>
          <table:table-cell table:formula="of:=SUM([.C18:.C19])/2" office:value-type="float" office:value="500.75">
            <text:p>500.75</text:p>
          </table:table-cell>
          <table:table-cell table:formula="of:=SUM([.D18:.D19])/2" office:value-type="float" office:value="127.808589772208">
            <text:p>127.8085897722</text:p>
          </table:table-cell>
        </table:table-row>
        <table:table-row table:style-name="ro1">
          <table:table-cell table:formula="of:=STDEV([.A18:.A19])" office:value-type="float" office:value="0">
            <text:p>0</text:p>
          </table:table-cell>
          <table:table-cell table:formula="of:=STDEV([.B18:.B19])" office:value-type="float" office:value="0">
            <text:p>0</text:p>
          </table:table-cell>
          <table:table-cell table:formula="of:=STDEV([.C18:.C19])" office:value-type="float" office:value="1.08894444302726">
            <text:p>1.088944443</text:p>
          </table:table-cell>
          <table:table-cell table:formula="of:=STDEV([.D18:.D19])" office:value-type="float" office:value="0.277936003202383">
            <text:p>0.2779360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7-16T18:37:45</dc:date>
    <meta:editing-duration>PT44S</meta:editing-duration>
    <meta:editing-cycles>2</meta:editing-cycles>
    <meta:document-statistic meta:table-count="1" meta:cell-count="80" meta:object-count="0"/>
  </office:meta>
</office:document-meta>
</file>